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362cm" svg:y="2.311cm">
            <draw:object draw:notify-on-update-of-ranges="Sheet1.B4:Sheet1.B4 Sheet1.B5:Sheet1.B14 Sheet1.C4:Sheet1.C4 Sheet1.C5:Sheet1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5 - Parallel Run Time and Sequential Run Time" draw:style-name="gr1" draw:text-style-name="P1" svg:width="15.999cm" svg:height="8.999cm" svg:x="9.373cm" svg:y="15.879cm">
            <draw:object draw:notify-on-update-of-ranges="Sheet1.B34:Sheet1.B34 Sheet1.B35:Sheet1.B44 Sheet1.C34:Sheet1.C34 Sheet1.C35:Sheet1.C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373cm" svg:y="27.993cm">
            <draw:object draw:notify-on-update-of-ranges="Sheet1.B61:Sheet1.B61 Sheet1.B62:Sheet1.B71 Sheet1.C61:Sheet1.C61 Sheet1.C62:Sheet1.C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1</text:p>
          </table:table-cell>
          <table:table-cell table:style-name="ce3" office:value-type="string" calcext:value-type="string">
            <text:p>i5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office:value-type="float" office:value="22.9" calcext:value-type="float">
            <text:p>22.90</text:p>
          </table:table-cell>
          <table:table-cell table:style-name="ce4" office:value-type="float" office:value="229" calcext:value-type="float">
            <text:p>229.00</text:p>
          </table:table-cell>
          <table:table-cell table:style-name="ce4" office:value-type="float" office:value="49.3" calcext:value-type="float">
            <text:p>49.30</text:p>
          </table:table-cell>
          <table:table-cell table:style-name="ce4" office:value-type="float" office:value="493" calcext:value-type="float">
            <text:p>493.00</text:p>
          </table:table-cell>
          <table:table-cell table:style-name="ce4" table:formula="of:=[.I4]/[.G4]" office:value-type="float" office:value="2.1528384279476" calcext:value-type="float">
            <text:p>2.1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528935" calcext:value-type="float">
            <text:p>528935.00</text:p>
          </table:table-cell>
          <table:table-cell table:style-name="ce4" office:value-type="float" office:value="225008" calcext:value-type="float">
            <text:p>225008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office:value-type="float" office:value="1665.3" calcext:value-type="float">
            <text:p>1665.30</text:p>
          </table:table-cell>
          <table:table-cell table:style-name="ce4" office:value-type="float" office:value="16653" calcext:value-type="float">
            <text:p>16653.00</text:p>
          </table:table-cell>
          <table:table-cell table:style-name="ce4" office:value-type="float" office:value="5027" calcext:value-type="float">
            <text:p>5027.00</text:p>
          </table:table-cell>
          <table:table-cell table:style-name="ce4" office:value-type="float" office:value="50270" calcext:value-type="float">
            <text:p>50270.00</text:p>
          </table:table-cell>
          <table:table-cell table:style-name="ce4" table:formula="of:=[.I5]/[.G5]" office:value-type="float" office:value="3.01867531375728" calcext:value-type="float">
            <text:p>3.02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528472" calcext:value-type="float">
            <text:p>528472.00</text:p>
          </table:table-cell>
          <table:table-cell table:style-name="ce4" office:value-type="float" office:value="234946" calcext:value-type="float">
            <text:p>234946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530256" calcext:value-type="float">
            <text:p>530256.00</text:p>
          </table:table-cell>
          <table:table-cell table:style-name="ce4" office:value-type="float" office:value="220450" calcext:value-type="float">
            <text:p>22045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560105" calcext:value-type="float">
            <text:p>560105.00</text:p>
          </table:table-cell>
          <table:table-cell table:style-name="ce4" office:value-type="float" office:value="232658" calcext:value-type="float">
            <text:p>232658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595522" calcext:value-type="float">
            <text:p>595522.00</text:p>
          </table:table-cell>
          <table:table-cell table:style-name="ce4" office:value-type="float" office:value="221823" calcext:value-type="float">
            <text:p>221823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626235" calcext:value-type="float">
            <text:p>626235.00</text:p>
          </table:table-cell>
          <table:table-cell table:style-name="ce4" office:value-type="float" office:value="204585" calcext:value-type="float">
            <text:p>204585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587660" calcext:value-type="float">
            <text:p>587660.00</text:p>
          </table:table-cell>
          <table:table-cell table:style-name="ce4" office:value-type="float" office:value="257101" calcext:value-type="float">
            <text:p>257101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582520" calcext:value-type="float">
            <text:p>582520.00</text:p>
          </table:table-cell>
          <table:table-cell table:style-name="ce4" office:value-type="float" office:value="221954" calcext:value-type="float">
            <text:p>221954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712681" calcext:value-type="float">
            <text:p>712681.00</text:p>
          </table:table-cell>
          <table:table-cell table:style-name="ce4" office:value-type="float" office:value="212244" calcext:value-type="float">
            <text:p>212244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701004" calcext:value-type="float">
            <text:p>701004.00</text:p>
          </table:table-cell>
          <table:table-cell table:style-name="ce4" office:value-type="float" office:value="222092" calcext:value-type="float">
            <text:p>222092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5:.B14])" office:value-type="float" office:value="5953390" calcext:value-type="float">
            <text:p>5953390.00</text:p>
          </table:table-cell>
          <table:table-cell table:style-name="ce4" table:formula="of:=SUM([.C5:.C14])" office:value-type="float" office:value="2252861" calcext:value-type="float">
            <text:p>2252861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15]/[.C15]" office:value-type="float" office:value="2.64259090995849" calcext:value-type="float">
            <text:p>2.64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2</text:p>
          </table:table-cell>
          <table:table-cell table:style-name="ce3" office:value-type="string" calcext:value-type="string">
            <text:p>Nightmare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office:value-type="float" office:value="84.7" calcext:value-type="float">
            <text:p>84.70</text:p>
          </table:table-cell>
          <table:table-cell table:style-name="ce4" office:value-type="float" office:value="847" calcext:value-type="float">
            <text:p>847.00</text:p>
          </table:table-cell>
          <table:table-cell table:style-name="ce4" office:value-type="float" office:value="784" calcext:value-type="float">
            <text:p>784.00</text:p>
          </table:table-cell>
          <table:table-cell table:style-name="ce4" office:value-type="float" office:value="78.4" calcext:value-type="float">
            <text:p>78.40</text:p>
          </table:table-cell>
          <table:table-cell table:style-name="ce4" table:formula="of:=[.I34]/[.G34]" office:value-type="float" office:value="0.0925619834710744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58488" calcext:value-type="float">
            <text:p>1058488.00</text:p>
          </table:table-cell>
          <table:table-cell table:style-name="ce4" office:value-type="float" office:value="340171" calcext:value-type="float">
            <text:p>340171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office:value-type="float" office:value="4177.2" calcext:value-type="float">
            <text:p>4177.20</text:p>
          </table:table-cell>
          <table:table-cell table:style-name="ce4" office:value-type="float" office:value="41772" calcext:value-type="float">
            <text:p>41772.00</text:p>
          </table:table-cell>
          <table:table-cell table:style-name="ce4" office:value-type="float" office:value="7676.8" calcext:value-type="float">
            <text:p>7676.80</text:p>
          </table:table-cell>
          <table:table-cell table:style-name="ce4" office:value-type="float" office:value="76768" calcext:value-type="float">
            <text:p>76768.00</text:p>
          </table:table-cell>
          <table:table-cell table:style-name="ce4" table:formula="of:=[.I35]/[.G35]" office:value-type="float" office:value="1.83778607679786" calcext:value-type="float">
            <text:p>1.84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929970" calcext:value-type="float">
            <text:p>929970.00</text:p>
          </table:table-cell>
          <table:table-cell table:style-name="ce4" office:value-type="float" office:value="347230" calcext:value-type="float">
            <text:p>34723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848953" calcext:value-type="float">
            <text:p>848953.00</text:p>
          </table:table-cell>
          <table:table-cell table:style-name="ce4" office:value-type="float" office:value="589331" calcext:value-type="float">
            <text:p>589331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907254" calcext:value-type="float">
            <text:p>907254.00</text:p>
          </table:table-cell>
          <table:table-cell table:style-name="ce4" office:value-type="float" office:value="525315" calcext:value-type="float">
            <text:p>525315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782441" calcext:value-type="float">
            <text:p>782441.00</text:p>
          </table:table-cell>
          <table:table-cell table:style-name="ce4" office:value-type="float" office:value="492675" calcext:value-type="float">
            <text:p>492675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907049" calcext:value-type="float">
            <text:p>907049.00</text:p>
          </table:table-cell>
          <table:table-cell table:style-name="ce4" office:value-type="float" office:value="387529" calcext:value-type="float">
            <text:p>387529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830115" calcext:value-type="float">
            <text:p>830115.00</text:p>
          </table:table-cell>
          <table:table-cell table:style-name="ce4" office:value-type="float" office:value="356905" calcext:value-type="float">
            <text:p>356905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764707" calcext:value-type="float">
            <text:p>764707.00</text:p>
          </table:table-cell>
          <table:table-cell table:style-name="ce4" office:value-type="float" office:value="409487" calcext:value-type="float">
            <text:p>409487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679250" calcext:value-type="float">
            <text:p>679250.00</text:p>
          </table:table-cell>
          <table:table-cell table:style-name="ce4" office:value-type="float" office:value="414815" calcext:value-type="float">
            <text:p>414815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707401" calcext:value-type="float">
            <text:p>707401.00</text:p>
          </table:table-cell>
          <table:table-cell table:style-name="ce4" office:value-type="float" office:value="471063" calcext:value-type="float">
            <text:p>471063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35:.B44])" office:value-type="float" office:value="8415628" calcext:value-type="float">
            <text:p>8415628.00</text:p>
          </table:table-cell>
          <table:table-cell table:style-name="ce4" table:formula="of:=SUM([.C35:.C44])" office:value-type="float" office:value="4334521" calcext:value-type="float">
            <text:p>4334521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45]/[.C45]" office:value-type="float" office:value="1.94153586982276" calcext:value-type="float">
            <text:p>1.94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3</text:p>
          </table:table-cell>
          <table:table-cell table:style-name="ce3" office:value-type="string" calcext:value-type="string">
            <text:p>i7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table:formula="of:=[.G61]/10" office:value-type="float" office:value="8.9" calcext:value-type="float">
            <text:p>8.90</text:p>
          </table:table-cell>
          <table:table-cell table:style-name="ce4" office:value-type="float" office:value="89" calcext:value-type="float">
            <text:p>89.00</text:p>
          </table:table-cell>
          <table:table-cell table:style-name="ce4" table:formula="of:=[.I61]/10" office:value-type="float" office:value="39" calcext:value-type="float">
            <text:p>39.00</text:p>
          </table:table-cell>
          <table:table-cell table:style-name="ce4" office:value-type="float" office:value="390" calcext:value-type="float">
            <text:p>390.00</text:p>
          </table:table-cell>
          <table:table-cell table:style-name="ce4" table:formula="of:=[.I61]/[.G61]" office:value-type="float" office:value="4.38202247191011" calcext:value-type="float">
            <text:p>4.3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400897" calcext:value-type="float">
            <text:p>400897.00</text:p>
          </table:table-cell>
          <table:table-cell table:style-name="ce4" office:value-type="float" office:value="64967" calcext:value-type="float">
            <text:p>64967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table:formula="of:=[.G62]/10" office:value-type="float" office:value="746.2" calcext:value-type="float">
            <text:p>746.20</text:p>
          </table:table-cell>
          <table:table-cell table:style-name="ce4" office:value-type="float" office:value="7462" calcext:value-type="float">
            <text:p>7462.00</text:p>
          </table:table-cell>
          <table:table-cell table:style-name="ce4" table:formula="of:=[.I62]/10" office:value-type="float" office:value="3956.3" calcext:value-type="float">
            <text:p>3956.30</text:p>
          </table:table-cell>
          <table:table-cell table:style-name="ce4" office:value-type="float" office:value="39563" calcext:value-type="float">
            <text:p>39563.00</text:p>
          </table:table-cell>
          <table:table-cell table:style-name="ce4" table:formula="of:=[.I62]/[.G62]" office:value-type="float" office:value="5.30192977753953" calcext:value-type="float">
            <text:p>5.30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400575" calcext:value-type="float">
            <text:p>400575.00</text:p>
          </table:table-cell>
          <table:table-cell table:style-name="ce4" office:value-type="float" office:value="72772" calcext:value-type="float">
            <text:p>72772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400473" calcext:value-type="float">
            <text:p>400473.00</text:p>
          </table:table-cell>
          <table:table-cell table:style-name="ce4" office:value-type="float" office:value="65197" calcext:value-type="float">
            <text:p>65197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400560" calcext:value-type="float">
            <text:p>400560.00</text:p>
          </table:table-cell>
          <table:table-cell table:style-name="ce4" office:value-type="float" office:value="72560" calcext:value-type="float">
            <text:p>7256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400433" calcext:value-type="float">
            <text:p>400433.00</text:p>
          </table:table-cell>
          <table:table-cell table:style-name="ce4" office:value-type="float" office:value="64931" calcext:value-type="float">
            <text:p>64931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400369" calcext:value-type="float">
            <text:p>400369.00</text:p>
          </table:table-cell>
          <table:table-cell table:style-name="ce4" office:value-type="float" office:value="65971" calcext:value-type="float">
            <text:p>65971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400357" calcext:value-type="float">
            <text:p>400357.00</text:p>
          </table:table-cell>
          <table:table-cell table:style-name="ce4" office:value-type="float" office:value="65981" calcext:value-type="float">
            <text:p>65981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400355" calcext:value-type="float">
            <text:p>400355.00</text:p>
          </table:table-cell>
          <table:table-cell table:style-name="ce4" office:value-type="float" office:value="64526" calcext:value-type="float">
            <text:p>64526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400372" calcext:value-type="float">
            <text:p>400372.00</text:p>
          </table:table-cell>
          <table:table-cell table:style-name="ce4" office:value-type="float" office:value="64551" calcext:value-type="float">
            <text:p>64551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400380" calcext:value-type="float">
            <text:p>400380.00</text:p>
          </table:table-cell>
          <table:table-cell table:style-name="ce4" office:value-type="float" office:value="69984" calcext:value-type="float">
            <text:p>69984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62:.B71])" office:value-type="float" office:value="4004771" calcext:value-type="float">
            <text:p>4004771.00</text:p>
          </table:table-cell>
          <table:table-cell table:style-name="ce4" table:formula="of:=SUM([.C62:.C71])" office:value-type="float" office:value="671440" calcext:value-type="float">
            <text:p>671440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72]/[.C72]" office:value-type="float" office:value="5.96445103062076" calcext:value-type="float">
            <text:p>5.96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00/00/00</text:date>, <text:time style:data-style-name="N2" text:time-value="01:44:01.971432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0:58:26.584655558</meta:creation-date>
    <dc:date>2014-08-11T01:44:08.971259795</dc:date>
    <meta:editing-duration>PT35M19S</meta:editing-duration>
    <meta:editing-cycles>39</meta:editing-cycles>
    <meta:generator>LibreOffice/4.2.4.2$Linux_X86_64 LibreOffice_project/420m0$Build-2</meta:generator>
    <meta:document-statistic meta:table-count="1" meta:cell-count="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i5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4:Sheet1.C14" chart:data-source-has-labels="row" svg:x="1.331cm" svg:y="1.661cm" svg:width="10.152cm" svg:height="6.178cm">
          <chartooo:coordinate-region svg:x="3.17cm" svg:y="1.86cm" svg:width="8.313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5:Sheet1.B14" chart:label-cell-address="Sheet1.B4:Sheet1.B4" chart:class="chart:bar">
            <chart:data-point chart:repeated="10"/>
          </chart:series>
          <chart:series chart:style-name="ch11" chart:values-cell-range-address="Sheet1.C5:Sheet1.C14" chart:label-cell-address="Sheet1.C4:Sheet1.C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4:Sheet1.B4</svg:desc>
                </draw:g>
              </table:table-cell>
              <table:table-cell office:value-type="string">
                <text:p>Parallel Time(ms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8935">
                <text:p>528935</text:p>
                <draw:g>
                  <svg:desc>Sheet1.B5:Sheet1.B14</svg:desc>
                </draw:g>
              </table:table-cell>
              <table:table-cell office:value-type="float" office:value="225008">
                <text:p>225008</text:p>
                <draw:g>
                  <svg:desc>Sheet1.C5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8472">
                <text:p>528472</text:p>
              </table:table-cell>
              <table:table-cell office:value-type="float" office:value="234946">
                <text:p>23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256">
                <text:p>530256</text:p>
              </table:table-cell>
              <table:table-cell office:value-type="float" office:value="220450">
                <text:p>220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0105">
                <text:p>560105</text:p>
              </table:table-cell>
              <table:table-cell office:value-type="float" office:value="232658">
                <text:p>23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522">
                <text:p>595522</text:p>
              </table:table-cell>
              <table:table-cell office:value-type="float" office:value="221823">
                <text:p>221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6235">
                <text:p>626235</text:p>
              </table:table-cell>
              <table:table-cell office:value-type="float" office:value="204585">
                <text:p>204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7660">
                <text:p>587660</text:p>
              </table:table-cell>
              <table:table-cell office:value-type="float" office:value="257101">
                <text:p>25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2520">
                <text:p>582520</text:p>
              </table:table-cell>
              <table:table-cell office:value-type="float" office:value="221954">
                <text:p>221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681">
                <text:p>712681</text:p>
              </table:table-cell>
              <table:table-cell office:value-type="float" office:value="212244">
                <text:p>212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1004">
                <text:p>701004</text:p>
              </table:table-cell>
              <table:table-cell office:value-type="float" office:value="222092">
                <text:p>222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4cm" svg:y="0.316cm" chart:style-name="ch2">
          <text:p>Nightmare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34:Sheet1.C44" chart:data-source-has-labels="row" svg:x="1.331cm" svg:y="1.661cm" svg:width="10.152cm" svg:height="6.178cm">
          <chartooo:coordinate-region svg:x="3.355cm" svg:y="1.86cm" svg:width="8.128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35:Sheet1.B44" chart:label-cell-address="Sheet1.B34:Sheet1.B34" chart:class="chart:bar">
            <chart:data-point chart:repeated="10"/>
          </chart:series>
          <chart:series chart:style-name="ch11" chart:values-cell-range-address="Sheet1.C35:Sheet1.C44" chart:label-cell-address="Sheet1.C34:Sheet1.C3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34:Sheet1.B34</svg:desc>
                </draw:g>
              </table:table-cell>
              <table:table-cell office:value-type="string">
                <text:p>Parallel Time(ms)</text:p>
                <draw:g>
                  <svg:desc>Sheet1.C34:Sheet1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8488">
                <text:p>1058488</text:p>
                <draw:g>
                  <svg:desc>Sheet1.B35:Sheet1.B44</svg:desc>
                </draw:g>
              </table:table-cell>
              <table:table-cell office:value-type="float" office:value="340171">
                <text:p>340171</text:p>
                <draw:g>
                  <svg:desc>Sheet1.C35:Sheet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9970">
                <text:p>929970</text:p>
              </table:table-cell>
              <table:table-cell office:value-type="float" office:value="347230">
                <text:p>347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8953">
                <text:p>848953</text:p>
              </table:table-cell>
              <table:table-cell office:value-type="float" office:value="589331">
                <text:p>589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254">
                <text:p>907254</text:p>
              </table:table-cell>
              <table:table-cell office:value-type="float" office:value="525315">
                <text:p>525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2441">
                <text:p>782441</text:p>
              </table:table-cell>
              <table:table-cell office:value-type="float" office:value="492675">
                <text:p>492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049">
                <text:p>907049</text:p>
              </table:table-cell>
              <table:table-cell office:value-type="float" office:value="387529">
                <text:p>387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0115">
                <text:p>830115</text:p>
              </table:table-cell>
              <table:table-cell office:value-type="float" office:value="356905">
                <text:p>356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4707">
                <text:p>764707</text:p>
              </table:table-cell>
              <table:table-cell office:value-type="float" office:value="409487">
                <text:p>409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250">
                <text:p>679250</text:p>
              </table:table-cell>
              <table:table-cell office:value-type="float" office:value="414815">
                <text:p>4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7401">
                <text:p>707401</text:p>
              </table:table-cell>
              <table:table-cell office:value-type="float" office:value="471063">
                <text:p>471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i7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61:Sheet1.C71" chart:data-source-has-labels="row" svg:x="1.331cm" svg:y="1.661cm" svg:width="10.152cm" svg:height="6.178cm">
          <chartooo:coordinate-region svg:x="3.17cm" svg:y="1.86cm" svg:width="8.313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62:Sheet1.B71" chart:label-cell-address="Sheet1.B61:Sheet1.B61" chart:class="chart:bar">
            <chart:data-point chart:repeated="10"/>
          </chart:series>
          <chart:series chart:style-name="ch11" chart:values-cell-range-address="Sheet1.C62:Sheet1.C71" chart:label-cell-address="Sheet1.C61:Sheet1.C6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61:Sheet1.B61</svg:desc>
                </draw:g>
              </table:table-cell>
              <table:table-cell office:value-type="string">
                <text:p>Parallel Time(ms)</text:p>
                <draw:g>
                  <svg:desc>Sheet1.C61:Sheet1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897">
                <text:p>400897</text:p>
                <draw:g>
                  <svg:desc>Sheet1.B62:Sheet1.B71</svg:desc>
                </draw:g>
              </table:table-cell>
              <table:table-cell office:value-type="float" office:value="64967">
                <text:p>64967</text:p>
                <draw:g>
                  <svg:desc>Sheet1.C62:Sheet1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575">
                <text:p>400575</text:p>
              </table:table-cell>
              <table:table-cell office:value-type="float" office:value="72772">
                <text:p>72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473">
                <text:p>400473</text:p>
              </table:table-cell>
              <table:table-cell office:value-type="float" office:value="65197">
                <text:p>6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560">
                <text:p>400560</text:p>
              </table:table-cell>
              <table:table-cell office:value-type="float" office:value="72560">
                <text:p>72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433">
                <text:p>400433</text:p>
              </table:table-cell>
              <table:table-cell office:value-type="float" office:value="64931">
                <text:p>6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369">
                <text:p>400369</text:p>
              </table:table-cell>
              <table:table-cell office:value-type="float" office:value="65971">
                <text:p>65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357">
                <text:p>400357</text:p>
              </table:table-cell>
              <table:table-cell office:value-type="float" office:value="65981">
                <text:p>6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355">
                <text:p>400355</text:p>
              </table:table-cell>
              <table:table-cell office:value-type="float" office:value="64526">
                <text:p>64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372">
                <text:p>400372</text:p>
              </table:table-cell>
              <table:table-cell office:value-type="float" office:value="64551">
                <text:p>64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380">
                <text:p>400380</text:p>
              </table:table-cell>
              <table:table-cell office:value-type="float" office:value="69984">
                <text:p>69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